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office:font-face-decls>
  <office:automatic-styles>
    <style:style style:name="P1" style:family="paragraph" style:parent-style-name="Standard">
      <style:paragraph-properties fo:text-align="center" style:justify-single-word="false"/>
      <style:text-properties style:font-name="標楷體1" fo:font-weight="bold" style:font-name-asian="標楷體1" style:font-weight-asian="bold"/>
    </style:style>
    <style:style style:name="P2" style:family="paragraph" style:parent-style-name="Standard">
      <style:text-properties style:font-name="標楷體1" style:font-name-asian="標楷體1"/>
    </style:style>
    <style:style style:name="P3" style:family="paragraph" style:parent-style-name="Standard" style:list-style-name="L1" style:master-page-name="">
      <loext:graphic-properties draw:fill="none"/>
      <style:paragraph-properties fo:margin-left="1.7cm" fo:margin-right="0cm" fo:orphans="0" fo:widows="0" fo:text-indent="-0.6cm" style:auto-text-indent="false" style:page-number="auto" fo:background-color="transparent" style:writing-mode="lr-tb"/>
      <style:text-properties officeooo:paragraph-rsid="0029967f"/>
    </style:style>
    <style:style style:name="P4" style:family="paragraph" style:parent-style-name="Standard" style:list-style-name="L1" style:master-page-name="">
      <loext:graphic-properties draw:fill="none"/>
      <style:paragraph-properties fo:margin-left="1.7cm" fo:margin-right="0cm" fo:orphans="0" fo:widows="0" fo:text-indent="-0.6cm" style:auto-text-indent="false" style:page-number="auto" fo:background-color="transparent" style:writing-mode="lr-tb"/>
      <style:text-properties style:font-name="標楷體1" officeooo:paragraph-rsid="0029967f" style:font-name-asian="標楷體1"/>
    </style:style>
    <style:style style:name="P5" style:family="paragraph" style:parent-style-name="Standard">
      <style:paragraph-properties fo:margin-left="1.693cm" fo:margin-right="0cm" fo:text-indent="0cm" style:auto-text-indent="false"/>
      <style:text-properties style:font-name="標楷體1" officeooo:paragraph-rsid="0050a578" style:font-name-asian="標楷體1"/>
    </style:style>
    <style:style style:name="P6" style:family="paragraph" style:parent-style-name="Standard" style:list-style-name="L2" style:master-page-name="">
      <loext:graphic-properties draw:fill="none"/>
      <style:paragraph-properties fo:margin-left="1.7cm" fo:margin-right="0cm" fo:orphans="0" fo:widows="0" fo:text-indent="-0.6cm" style:auto-text-indent="false" style:page-number="auto" fo:background-color="transparent" style:writing-mode="lr-tb"/>
      <style:text-properties officeooo:paragraph-rsid="004ffdc0"/>
    </style:style>
    <style:style style:name="P7" style:family="paragraph" style:parent-style-name="Standard" style:list-style-name="L2" style:master-page-name="">
      <loext:graphic-properties draw:fill="none"/>
      <style:paragraph-properties fo:margin-left="1.7cm" fo:margin-right="0cm" fo:orphans="0" fo:widows="0" fo:text-indent="-0.6cm" style:auto-text-indent="false" style:page-number="auto" fo:background-color="transparent" style:writing-mode="lr-tb"/>
      <style:text-properties style:font-name="標楷體1" officeooo:paragraph-rsid="004d4c88" style:font-name-asian="標楷體1"/>
    </style:style>
    <style:style style:name="P8" style:family="paragraph" style:parent-style-name="Standard" style:list-style-name="L2" style:master-page-name="">
      <loext:graphic-properties draw:fill="none"/>
      <style:paragraph-properties fo:margin-left="1.7cm" fo:margin-right="0cm" fo:orphans="0" fo:widows="0" fo:text-indent="-0.6cm" style:auto-text-indent="false" style:page-number="auto" fo:background-color="transparent" style:writing-mode="lr-tb"/>
      <style:text-properties style:font-name="標楷體1" officeooo:paragraph-rsid="002a3e1d" style:font-name-asian="標楷體1"/>
    </style:style>
    <style:style style:name="P9" style:family="paragraph" style:parent-style-name="Standard">
      <style:text-properties style:font-name="標楷體1" officeooo:paragraph-rsid="0030f400" style:font-name-asian="標楷體1"/>
    </style:style>
    <style:style style:name="P10" style:family="paragraph" style:parent-style-name="Standard" style:list-style-name="L3" style:master-page-name="">
      <loext:graphic-properties draw:fill="none"/>
      <style:paragraph-properties fo:margin-left="1.7cm" fo:margin-right="0cm" fo:orphans="0" fo:widows="0" fo:text-indent="-0.6cm" style:auto-text-indent="false" style:page-number="auto" fo:background-color="transparent" style:writing-mode="lr-tb"/>
      <style:text-properties officeooo:paragraph-rsid="005317f9"/>
    </style:style>
    <style:style style:name="P11" style:family="paragraph" style:parent-style-name="Standard" style:list-style-name="L3">
      <loext:graphic-properties draw:fill="none"/>
      <style:paragraph-properties fo:margin-left="1.7cm" fo:margin-right="0cm" fo:orphans="0" fo:widows="0" fo:text-indent="-0.6cm" style:auto-text-indent="false" fo:background-color="transparent" style:writing-mode="lr-tb"/>
      <style:text-properties style:font-name="標楷體1" officeooo:paragraph-rsid="0030f400" style:font-name-asian="標楷體1"/>
    </style:style>
    <style:style style:name="P12" style:family="paragraph" style:parent-style-name="Standard" style:list-style-name="L3">
      <loext:graphic-properties draw:fill="none"/>
      <style:paragraph-properties fo:margin-left="1.7cm" fo:margin-right="0cm" fo:orphans="0" fo:widows="0" fo:text-indent="-0.6cm" style:auto-text-indent="false" fo:background-color="transparent" style:writing-mode="lr-tb"/>
      <style:text-properties style:font-name="標楷體1" officeooo:paragraph-rsid="00563a71" style:font-name-asian="標楷體1"/>
    </style:style>
    <style:style style:name="P13" style:family="paragraph" style:parent-style-name="Standard">
      <style:text-properties style:font-name="標楷體1" officeooo:paragraph-rsid="002d74c7" style:font-name-asian="標楷體1"/>
    </style:style>
    <style:style style:name="P14" style:family="paragraph" style:parent-style-name="Standard" style:list-style-name="L4" style:master-page-name="">
      <loext:graphic-properties draw:fill="none"/>
      <style:paragraph-properties fo:margin-left="1.7cm" fo:margin-right="0cm" fo:orphans="0" fo:widows="0" fo:text-indent="-0.6cm" style:auto-text-indent="false" style:page-number="auto" fo:background-color="transparent" style:writing-mode="lr-tb"/>
      <style:text-properties officeooo:paragraph-rsid="00563fad"/>
    </style:style>
    <style:style style:name="P15" style:family="paragraph" style:parent-style-name="Standard" style:list-style-name="L4" style:master-page-name="">
      <loext:graphic-properties draw:fill="none"/>
      <style:paragraph-properties fo:margin-left="1.7cm" fo:margin-right="0cm" fo:orphans="0" fo:widows="0" fo:text-indent="-0.6cm" style:auto-text-indent="false" style:page-number="auto" fo:background-color="transparent" style:writing-mode="lr-tb"/>
      <style:text-properties officeooo:paragraph-rsid="002d74c7"/>
    </style:style>
    <style:style style:name="P16" style:family="paragraph" style:parent-style-name="Standard">
      <style:text-properties style:font-name="標楷體1" officeooo:paragraph-rsid="00356e9e" style:font-name-asian="標楷體1"/>
    </style:style>
    <style:style style:name="P17" style:family="paragraph" style:parent-style-name="Standard" style:list-style-name="L5" style:master-page-name="">
      <loext:graphic-properties draw:fill="none"/>
      <style:paragraph-properties fo:margin-left="1.7cm" fo:margin-right="0cm" fo:orphans="0" fo:widows="0" fo:text-indent="-0.6cm" style:auto-text-indent="false" style:page-number="auto" fo:background-color="transparent" style:writing-mode="lr-tb"/>
      <style:text-properties style:font-name="標楷體1" officeooo:paragraph-rsid="00356e9e" style:font-name-asian="標楷體1"/>
    </style:style>
    <style:style style:name="P18" style:family="paragraph" style:parent-style-name="Standard" style:list-style-name="L5">
      <loext:graphic-properties draw:fill="none"/>
      <style:paragraph-properties fo:margin-left="1.7cm" fo:margin-right="0cm" fo:orphans="0" fo:widows="0" fo:text-indent="-0.6cm" style:auto-text-indent="false" fo:background-color="transparent" style:writing-mode="lr-tb"/>
      <style:text-properties officeooo:paragraph-rsid="0056fe7d"/>
    </style:style>
    <style:style style:name="P19" style:family="paragraph" style:parent-style-name="Standard" style:list-style-name="L5">
      <loext:graphic-properties draw:fill="none"/>
      <style:paragraph-properties fo:margin-left="1.7cm" fo:margin-right="0cm" fo:orphans="0" fo:widows="0" fo:text-indent="-0.6cm" style:auto-text-indent="false" fo:background-color="transparent" style:writing-mode="lr-tb"/>
      <style:text-properties style:font-name="標楷體1" officeooo:paragraph-rsid="00356e9e" style:font-name-asian="標楷體1"/>
    </style:style>
    <style:style style:name="P20" style:family="paragraph" style:parent-style-name="Standard">
      <style:text-properties style:font-name="標楷體1" officeooo:paragraph-rsid="003582bc" style:font-name-asian="標楷體1"/>
    </style:style>
    <style:style style:name="P21" style:family="paragraph" style:parent-style-name="Standard" style:list-style-name="L6" style:master-page-name="">
      <loext:graphic-properties draw:fill="none"/>
      <style:paragraph-properties fo:margin-left="1.7cm" fo:margin-right="0cm" fo:orphans="0" fo:widows="0" fo:text-indent="-0.6cm" style:auto-text-indent="false" style:page-number="auto" fo:background-color="transparent" style:writing-mode="lr-tb"/>
      <style:text-properties style:font-name="標楷體1" officeooo:paragraph-rsid="0035f147" style:font-name-asian="標楷體1"/>
    </style:style>
    <style:style style:name="P22" style:family="paragraph" style:parent-style-name="Standard" style:list-style-name="L6">
      <loext:graphic-properties draw:fill="none"/>
      <style:paragraph-properties fo:margin-left="1.7cm" fo:margin-right="0cm" fo:orphans="0" fo:widows="0" fo:text-indent="-0.6cm" style:auto-text-indent="false" fo:background-color="transparent" style:writing-mode="lr-tb"/>
      <style:text-properties style:font-name="標楷體1" officeooo:paragraph-rsid="0038c41a" style:font-name-asian="標楷體1"/>
    </style:style>
    <style:style style:name="P23" style:family="paragraph" style:parent-style-name="Standard">
      <style:paragraph-properties fo:margin-left="1.693cm" fo:margin-right="0cm" fo:text-indent="0cm" style:auto-text-indent="false"/>
      <style:text-properties style:font-name="標楷體1" style:font-name-asian="標楷體1"/>
    </style:style>
    <style:style style:name="P24" style:family="paragraph" style:parent-style-name="Standard">
      <style:paragraph-properties fo:margin-left="1.693cm" fo:margin-right="0cm" fo:text-indent="0cm" style:auto-text-indent="false"/>
      <style:text-properties style:font-name="標楷體1" officeooo:paragraph-rsid="0058b2e3" style:font-name-asian="標楷體1"/>
    </style:style>
    <style:style style:name="P25" style:family="paragraph" style:parent-style-name="Standard">
      <style:text-properties style:font-name="標楷體1" officeooo:paragraph-rsid="00436b08" style:font-name-asian="標楷體1"/>
    </style:style>
    <style:style style:name="P26" style:family="paragraph" style:parent-style-name="Standard" style:list-style-name="L7" style:master-page-name="">
      <loext:graphic-properties draw:fill="none"/>
      <style:paragraph-properties fo:margin-left="1.7cm" fo:margin-right="0cm" fo:orphans="0" fo:widows="0" fo:text-indent="-0.6cm" style:auto-text-indent="false" style:page-number="auto" fo:background-color="transparent" style:writing-mode="lr-tb"/>
      <style:text-properties style:font-name="標楷體1" officeooo:paragraph-rsid="00436b08" style:font-name-asian="標楷體1"/>
    </style:style>
    <style:style style:name="P27" style:family="paragraph" style:parent-style-name="Standard" style:list-style-name="L7">
      <loext:graphic-properties draw:fill="none"/>
      <style:paragraph-properties fo:margin-left="1.7cm" fo:margin-right="0cm" fo:orphans="0" fo:widows="0" fo:text-indent="-0.6cm" style:auto-text-indent="false" fo:background-color="transparent" style:writing-mode="lr-tb"/>
      <style:text-properties style:font-name="標楷體1" officeooo:paragraph-rsid="00436b08" style:font-name-asian="標楷體1"/>
    </style:style>
    <style:style style:name="P28" style:family="paragraph" style:parent-style-name="Standard">
      <loext:graphic-properties draw:fill-gradient-name="gradient" draw:fill-hatch-name="hatch"/>
      <style:paragraph-properties fo:text-align="justify" fo:text-align-last="center" style:justify-single-word="false"/>
      <style:text-properties style:font-name="標楷體1" officeooo:paragraph-rsid="005a18fb" style:font-name-asian="標楷體1" style:font-name-complex="標楷體"/>
    </style:style>
    <style:style style:name="T1" style:family="text">
      <style:text-properties officeooo:rsid="0049ba03"/>
    </style:style>
    <style:style style:name="T2" style:family="text">
      <style:text-properties style:font-name="標楷體1" style:font-name-asian="標楷體1"/>
    </style:style>
    <style:style style:name="T3" style:family="text">
      <style:text-properties style:font-name="標楷體1" officeooo:rsid="004b3cfc" style:font-name-asian="標楷體1"/>
    </style:style>
    <style:style style:name="T4" style:family="text">
      <style:text-properties style:font-name="標楷體1" officeooo:rsid="004d08d4" style:font-name-asian="標楷體1"/>
    </style:style>
    <style:style style:name="T5" style:family="text">
      <style:text-properties officeooo:rsid="004b3cfc"/>
    </style:style>
    <style:style style:name="T6" style:family="text">
      <style:text-properties style:font-name="標楷體1" style:text-underline-style="none" officeooo:rsid="004b3cfc" style:font-name-asian="標楷體1"/>
    </style:style>
    <style:style style:name="T7" style:family="text">
      <style:text-properties style:font-name="標楷體1" style:font-name-asian="標楷體1" style:font-name-complex="Webdings"/>
    </style:style>
    <style:style style:name="T8" style:family="text">
      <style:text-properties style:font-name="標楷體1" style:font-name-asian="標楷體1" style:font-name-complex="新細明體1"/>
    </style:style>
    <style:style style:name="T9" style:family="text">
      <style:text-properties fo:color="#000000" loext:opacity="100%" fo:font-weight="normal" officeooo:rsid="004b3cfc"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專案外包合約書</text:p>
      <text:p text:style-name="P2"><text:s text:c="25"/></text:p>
      <text:p text:style-name="P2">立合約書人<text:tab/><text:tab/><text:tab/><text:tab/><text:tab/><text:tab/><text:tab/><text:tab/><text:tab/>(以下簡稱甲方)</text:p>
      <text:p text:style-name="P2"><text:tab/><text:tab/><text:tab/><text:tab/><text:tab/><text:tab/><text:tab/><text:tab/> <text:tab/><text:tab/><text:tab/>(以下簡稱乙方)</text:p>
      <text:p text:style-name="P2"><text:s text:c="4"/></text:p>
      <text:p text:style-name="P2"><text:s text:c="5"/>甲方委託<text:span text:style-name="T1">___________</text:span>專案，經雙方同意所訂合約條款如下：</text:p>
      <text:p text:style-name="P2"/>
      <text:p text:style-name="P2">第一條　標的內容</text:p>
      <text:p text:style-name="P2"/>
      <text:p text:style-name="P2">第二條 <text:s/>合約期限</text:p>
      <text:list text:style-name="L1">
        <text:list-item>
          <text:p text:style-name="P3"><text:span text:style-name="T2">乙方同意於民國</text:span><text:span text:style-name="T3">____</text:span><text:span text:style-name="T2">年</text:span><text:span text:style-name="T4">____</text:span><text:span text:style-name="T2">月</text:span><text:span text:style-name="T4">____</text:span><text:span text:style-name="T2">日前完成。</text:span></text:p>
        </text:list-item>
        <text:list-item>
          <text:p text:style-name="P4">如因甲方製作素材提供延遲所致之專案遲延者，乙方扣除延遲之時日後，仍應按本工作進度完成之。<text:line-break/></text:p>
        </text:list-item>
      </text:list>
      <text:p text:style-name="P2">第三條　審查日期</text:p>
      <text:p text:style-name="P5">最終審查：民國<text:span text:style-name="T5">____</text:span>年<text:span text:style-name="T5">____</text:span>月<text:span text:style-name="T5">____</text:span>日，完成度100 ％<text:line-break/></text:p>
      <text:p text:style-name="P2">第四條　驗收方式</text:p>
      <text:list text:style-name="L2">
        <text:list-item>
          <text:p text:style-name="P6"><text:span text:style-name="T2">驗收日期：民國</text:span><text:span text:style-name="T3">____</text:span><text:span text:style-name="T2">年</text:span><text:span text:style-name="T3">____</text:span><text:span text:style-name="T2">月</text:span><text:span text:style-name="T3">____</text:span><text:span text:style-name="T2">日，甲方應於乙方完成</text:span><text:span text:style-name="T6">____</text:span><text:span text:style-name="T2">個工作日內，完成標的內容之程式設計功能面測試。</text:span></text:p>
        </text:list-item>
        <text:list-item>
          <text:p text:style-name="P7">驗收單位：_____________；驗收人員：_____________</text:p>
        </text:list-item>
        <text:list-item>
          <text:p text:style-name="P8">交付物件：如第一條所定需完成之專案合約標的物，包含相關程式原始碼及指定功能。 <text:line-break/></text:p>
        </text:list-item>
      </text:list>
      <text:p text:style-name="P9">第五條　標的費用</text:p>
      <text:list text:style-name="L3">
        <text:list-item>
          <text:p text:style-name="P10"><text:span text:style-name="T2">程式設計專案共</text:span><text:span text:style-name="T3">____</text:span><text:span text:style-name="T2">件，合計新台幣</text:span><text:span text:style-name="T3">____</text:span><text:span text:style-name="T2">元整(新台幣</text:span><text:span text:style-name="T3">____</text:span><text:span text:style-name="T2">元整)。</text:span></text:p>
        </text:list-item>
        <text:list-item>
          <text:p text:style-name="P11">其他，需附上發票、收據或相關證明文件。</text:p>
        </text:list-item>
        <text:list-item>
          <text:p text:style-name="P12">本案件結算金額共計新台幣<text:span text:style-name="T5">____</text:span>元整(新台幣<text:span text:style-name="T5">____</text:span>元整)，實際支付金額為新台幣<text:span text:style-name="T5">____</text:span>元整(新台幣<text:span text:style-name="T5">____</text:span>元整)。<text:line-break/></text:p>
        </text:list-item>
      </text:list>
      <text:p text:style-name="P13">第六條　付款辦法</text:p>
      <text:list text:style-name="L4">
        <text:list-item>
          <text:p text:style-name="P14"><text:span text:style-name="T2">付款時間：民國</text:span><text:span text:style-name="T3">____</text:span><text:span text:style-name="T2">年</text:span><text:span text:style-name="T3">____</text:span><text:span text:style-name="T2">月</text:span><text:span text:style-name="T3">____</text:span><text:span text:style-name="T2">日(含)前。</text:span></text:p>
        </text:list-item>
        <text:list-item>
          <text:p text:style-name="P15"><text:span text:style-name="T2">付款方式：</text:span><text:span text:style-name="T7">匯款，</text:span><text:span text:style-name="T8">一次付清。<text:line-break/></text:span></text:p>
        </text:list-item>
      </text:list>
      <text:p text:style-name="P16">第七條　規格變更</text:p>
      <text:list text:style-name="L5">
        <text:list-item>
          <text:p text:style-name="P17">甲方應於需求訪談階段確認本標的物之規格內容。</text:p>
        </text:list-item>
        <text:list-item>
          <text:p text:style-name="P18"><text:span text:style-name="T2">甲方對於本標的物程式設計需求部分至多可修改</text:span><text:span text:style-name="T3">____</text:span><text:span text:style-name="T2">次，如超過</text:span><text:span text:style-name="T3">____</text:span><text:span text:style-name="T2">次以上之修改，乙方得依甲方需求提出報價，完成之時間表雙方另議訂之。</text:span></text:p>
        </text:list-item>
        <text:list-item>
          <text:p text:style-name="P19">甲方於程式完成上線後，如欲變更規格及內容，乙方得依甲方需求提出報價，完成之時間表雙方另議訂之。<text:line-break/></text:p>
        </text:list-item>
      </text:list>
      <text:p text:style-name="P20"><text:soft-page-break/>第八條　著作財產權</text:p>
      <text:list text:style-name="L6">
        <text:list-item>
          <text:p text:style-name="P21">本程式設計相關之智慧財產為乙方所有，授權甲方於業務範圍內運用，產品非經乙方之修改衍生者，所有權不屬於乙方。</text:p>
        </text:list-item>
        <text:list-item>
          <text:p text:style-name="P22">乙方為甲方製作之專案，不得違反著作權法，若有違反著作權之爭議，甲方得拒絕驗收或支付費用，且相關法律責任由乙方負責。</text:p>
        </text:list-item>
        <text:list-item>
          <text:p text:style-name="P22">甲方於付清所有價款後，保有對專案的修改權，且著作財產權歸甲方所有。乙方則有完成專案之公開展示權及複製權--複製權行使前需事先知會甲方。</text:p>
        </text:list-item>
      </text:list>
      <text:p text:style-name="P2"><text:line-break/>第九條　保密約定</text:p>
      <text:p text:style-name="P23">乙方同意因參與本專案而知悉或持有甲方之商業機密及其他機密資訊，負有保密義務，乙方不得以任何方法洩漏或公開予其他第三人，亦不得為自己或其他人之利益，使用該資訊。乙方違反本契約之約定者，甲方有權立即終止本契約，若甲方受有損害時，甲方並得向乙方請求損害賠償。乙方員工之違約行為，亦視為乙方之違約。 <text:s text:c="3"/><text:line-break/> <text:s text:c="5"/></text:p>
      <text:p text:style-name="P2">第十條　爭議處理</text:p>
      <text:p text:style-name="P24">本合約如需涉訟，雙方同意以<text:span text:style-name="T9">____</text:span>為第一審管轄法院。<text:line-break/></text:p>
      <text:p text:style-name="P25">第十一條　其他</text:p>
      <text:list text:style-name="L7">
        <text:list-item>
          <text:p text:style-name="P26">本合約未約定事項，雙方得以書面方式另行約定，修正時亦同。</text:p>
        </text:list-item>
        <text:list-item>
          <text:p text:style-name="P27">本合約之附件視為合約一部份，本合約計正本兩份，由雙方各執乙份。</text:p>
        </text:list-item>
      </text:list>
      <text:p text:style-name="P23"/>
      <text:p text:style-name="P23"/>
      <text:p text:style-name="P2"><text:s text:c="27"/></text:p>
      <text:p text:style-name="P2">立合約人：</text:p>
      <text:p text:style-name="P2"/>
      <text:p text:style-name="P2">甲方： </text:p>
      <text:p text:style-name="P2">負 責 人： </text:p>
      <text:p text:style-name="P2">地 <text:s text:c="3"/>址： </text:p>
      <text:p text:style-name="P2">統一編號：</text:p>
      <text:p text:style-name="P2">電 <text:s text:c="3"/>話：</text:p>
      <text:p text:style-name="P2"/>
      <text:p text:style-name="P2">乙方： </text:p>
      <text:p text:style-name="P2">戶籍地址：</text:p>
      <text:p text:style-name="P2">身分證號：</text:p>
      <text:p text:style-name="P2">電 <text:s text:c="3"/>話：</text:p>
      <text:p text:style-name="P2"/>
      <text:p text:style-name="P28">中　華　民　國　　<text:span text:style-name="T5">____</text:span>　　年　　<text:span text:style-name="T5">____</text:span>　　月　　<text:span text:style-name="T5">____</text:span>　　日</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問候" style:family="paragraph" style:parent-style-name="Standard" style:next-style-name="Standard"/>
    <style:style style:name="結語" style:family="paragraph" style:parent-style-name="Standard">
      <style:paragraph-properties fo:margin-left="0.176cm" fo:margin-right="0cm" fo:text-indent="0cm" style:auto-text-indent="false"/>
    </style:style>
    <style:style style:name="預設段落字型"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86cm" fo:margin-bottom="1.586cm" fo:margin-left="3.175cm" fo:margin-right="2.586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專案外包合約書範本</dc:title>
    <dc:subject/>
    <meta:keyword/>
    <dc:description/>
    <meta:initial-creator>user</meta:initial-creator>
    <meta:creation-date>2010-05-21T11:15:00</meta:creation-date>
    <dc:date>2025-01-29T23:12:56.979000000</dc:date>
    <meta:editing-cycles>82</meta:editing-cycles>
    <meta:editing-duration>PT2H53M11S</meta:editing-duration>
    <meta:generator>LibreOffice/24.8.4.1$Windows_X86_64 LibreOffice_project/1be9007f5d86a3741c366527d13e2970cbeef057</meta:generator>
    <meta:document-statistic meta:table-count="0" meta:image-count="0" meta:object-count="0" meta:page-count="2" meta:paragraph-count="50" meta:word-count="1045" meta:character-count="1308" meta:non-whitespace-character-count="1160"/>
  </office:meta>
</office:document-meta>
</file>